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4pt" fo:text-shadow="none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1.4cm" svg:x="0.9cm" svg:y="3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1.4cm" svg:y="3.6cm">
          <draw:text-box>
            <text:p><text:span text:style-name="T1">Class</text:span></text:p>
          </draw:text-box>
        </draw:frame>
        <draw:line draw:style-name="gr3" draw:text-style-name="P3" draw:layer="layout" svg:x1="4.6cm" svg:y1="5.4cm" svg:x2="3.6cm" svg:y2="5.4cm">
          <text:p/>
        </draw:line>
        <draw:line draw:style-name="gr3" draw:text-style-name="P3" draw:layer="layout" svg:x1="3.6cm" svg:y1="4cm" svg:x2="8.5cm" svg:y2="5.9cm">
          <text:p/>
        </draw:line>
        <draw:frame draw:style-name="gr2" draw:text-style-name="P4" draw:layer="layout" svg:width="6.907cm" svg:height="0.806cm" svg:x="2.4cm" svg:y="0.275cm">
          <draw:text-box>
            <text:p><text:span text:style-name="T2">Control Flow: Spaghetti Style</text:span></text:p>
          </draw:text-box>
        </draw:frame>
        <draw:custom-shape draw:style-name="gr1" draw:text-style-name="P1" draw:layer="layout" svg:width="2.7cm" svg:height="1.4cm" svg:x="4.6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5.1cm" svg:y="1.7cm">
          <draw:text-box>
            <text:p><text:span text:style-name="T1">Class</text:span></text:p>
          </draw:text-box>
        </draw:frame>
        <draw:custom-shape draw:style-name="gr1" draw:text-style-name="P1" draw:layer="layout" svg:width="2.7cm" svg:height="1.4cm" svg:x="0.9cm" svg:y="5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1.4cm" svg:y="5.5cm">
          <draw:text-box>
            <text:p><text:span text:style-name="T1">Class</text:span></text:p>
          </draw:text-box>
        </draw:frame>
        <draw:custom-shape draw:style-name="gr1" draw:text-style-name="P1" draw:layer="layout" svg:width="2.7cm" svg:height="1.4cm" svg:x="4.6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5.1cm" svg:y="7.5cm">
          <draw:text-box>
            <text:p><text:span text:style-name="T1">Class</text:span></text:p>
          </draw:text-box>
        </draw:frame>
        <draw:custom-shape draw:style-name="gr1" draw:text-style-name="P1" draw:layer="layout" svg:width="2.7cm" svg:height="1.4cm" svg:x="8.5cm" svg:y="5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9cm" svg:y="5.5cm">
          <draw:text-box>
            <text:p><text:span text:style-name="T1">Class</text:span></text:p>
          </draw:text-box>
        </draw:frame>
        <draw:custom-shape draw:style-name="gr1" draw:text-style-name="P1" draw:layer="layout" svg:width="2.7cm" svg:height="1.4cm" svg:x="8.5cm" svg:y="3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725cm" svg:x="9cm" svg:y="3.6cm">
          <draw:text-box>
            <text:p><text:span text:style-name="T1">Class</text:span></text:p>
          </draw:text-box>
        </draw:frame>
        <draw:line draw:style-name="gr3" draw:text-style-name="P3" draw:layer="layout" svg:x1="3.6cm" svg:y1="4cm" svg:x2="5.7cm" svg:y2="2.8cm">
          <text:p/>
        </draw:line>
        <draw:line draw:style-name="gr3" draw:text-style-name="P3" draw:layer="layout" svg:x1="3.6cm" svg:y1="4cm" svg:x2="5.5cm" svg:y2="7.2cm">
          <text:p/>
        </draw:line>
        <draw:line draw:style-name="gr3" draw:text-style-name="P3" draw:layer="layout" svg:x1="5.9cm" svg:y1="2.8cm" svg:x2="8.5cm" svg:y2="4cm">
          <text:p/>
        </draw:line>
        <draw:line draw:style-name="gr3" draw:text-style-name="P3" draw:layer="layout" svg:x1="5.9cm" svg:y1="2.8cm" svg:x2="6cm" svg:y2="7.2cm">
          <text:p/>
        </draw:line>
        <draw:line draw:style-name="gr3" draw:text-style-name="P3" draw:layer="layout" svg:x1="5.9cm" svg:y1="2.8cm" svg:x2="8.5cm" svg:y2="5.5cm">
          <text:p/>
        </draw:line>
        <draw:line draw:style-name="gr3" draw:text-style-name="P3" draw:layer="layout" svg:x1="5.9cm" svg:y1="7.2cm" svg:x2="3.6cm" svg:y2="6.2cm">
          <text:p/>
        </draw:line>
        <draw:line draw:style-name="gr3" draw:text-style-name="P3" draw:layer="layout" svg:x1="3.6cm" svg:y1="5.9cm" svg:x2="8.5cm" svg:y2="5.9cm">
          <text:p/>
        </draw:line>
        <draw:line draw:style-name="gr3" draw:text-style-name="P3" draw:layer="layout" svg:x1="8.5cm" svg:y1="4cm" svg:x2="3.6cm" svg:y2="4cm">
          <text:p/>
        </draw:line>
        <draw:line draw:style-name="gr3" draw:text-style-name="P3" draw:layer="layout" svg:x1="8.5cm" svg:y1="4cm" svg:x2="6.4cm" svg:y2="7.2cm">
          <text:p/>
        </draw:line>
        <draw:line draw:style-name="gr4" draw:text-style-name="P3" draw:layer="layout" svg:x1="3.6cm" svg:y1="4.5cm" svg:x2="4.6cm" svg:y2="4.5cm">
          <text:p/>
        </draw:line>
        <draw:line draw:style-name="gr4" draw:text-style-name="P3" draw:layer="layout" svg:x1="4.6cm" svg:y1="5.4cm" svg:x2="4.6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</meta:initial-creator>
    <meta:creation-date>2013-04-19T07:48:53</meta:creation-date>
    <dc:date>2013-08-20T15:00:59</dc:date>
    <dc:creator>dirk </dc:creator>
    <meta:editing-duration>PT2H11M34S</meta:editing-duration>
    <meta:editing-cycles>15</meta:editing-cycles>
    <meta:generator>LibreOffice/4.0.2.2$Linux_X86_64 LibreOffice_project/400m0$Build-2</meta:generator>
    <meta:document-statistic meta:object-count="26"/>
  </office:meta>
</office:document-meta>
</file>